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42cm"/>
    </style:style>
    <style:style style:name="co2" style:family="table-column">
      <style:table-column-properties fo:break-before="auto" style:column-width="18.937cm"/>
    </style:style>
    <style:style style:name="co3" style:family="table-column">
      <style:table-column-properties fo:break-before="auto" style:column-width="23.119cm"/>
    </style:style>
    <style:style style:name="co4" style:family="table-column">
      <style:table-column-properties fo:break-before="auto" style:column-width="1.672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6381" table:default-cell-style-name="Default"/>
        <table:table-row table:style-name="ro1">
          <table:table-cell table:style-name="ce1" office:value-type="string" calcext:value-type="string">
            <text:p>Název příkazu</text:p>
          </table:table-cell>
          <table:table-cell table:style-name="ce1" office:value-type="string" calcext:value-type="string">
            <text:p>Popis</text:p>
          </table:table-cell>
          <table:table-cell table:style-name="ce1" office:value-type="string" calcext:value-type="string">
            <text:p>Příkla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Aliasy pro přejmenování sloupců nebo tabulek.</text:p>
          </table:table-cell>
          <table:table-cell office:value-type="string" calcext:value-type="string">
            <text:p>SELECT name AS employee_name FROM employees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VG()</text:p>
          </table:table-cell>
          <table:table-cell office:value-type="string" calcext:value-type="string">
            <text:p>Agregační funkce pro výpočet průměrné hodnoty.</text:p>
          </table:table-cell>
          <table:table-cell office:value-type="string" calcext:value-type="string">
            <text:p>SELECT AVG(salary) FROM employees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UM()</text:p>
          </table:table-cell>
          <table:table-cell office:value-type="string" calcext:value-type="string">
            <text:p>Agregační funkce pro součet hodnot ve sloupci.</text:p>
          </table:table-cell>
          <table:table-cell office:value-type="string" calcext:value-type="string">
            <text:p>SELECT SUM(salary) FROM employees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IN()</text:p>
          </table:table-cell>
          <table:table-cell office:value-type="string" calcext:value-type="string">
            <text:p>Vrací minimální hodnotu ve sloupci.</text:p>
          </table:table-cell>
          <table:table-cell office:value-type="string" calcext:value-type="string">
            <text:p>SELECT MIN(salary) FROM employees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AX()</text:p>
          </table:table-cell>
          <table:table-cell office:value-type="string" calcext:value-type="string">
            <text:p>Vrací maximální hodnotu ve sloupci.</text:p>
          </table:table-cell>
          <table:table-cell office:value-type="string" calcext:value-type="string">
            <text:p>SELECT MAX(salary) FROM employees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EDIAN()</text:p>
          </table:table-cell>
          <table:table-cell office:value-type="string" calcext:value-type="string">
            <text:p>Vrací medián hodnot ve sloupci.</text:p>
          </table:table-cell>
          <table:table-cell office:value-type="string" calcext:value-type="string">
            <text:p>SELECT MEDIAN(salary) FROM employees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TDDEV()</text:p>
          </table:table-cell>
          <table:table-cell office:value-type="string" calcext:value-type="string">
            <text:p>Výpočet směrodatné odchylky ve sloupci.</text:p>
          </table:table-cell>
          <table:table-cell office:value-type="string" calcext:value-type="string">
            <text:p>SELECT STDDEV(salary) FROM employees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VARIANCE()</text:p>
          </table:table-cell>
          <table:table-cell office:value-type="string" calcext:value-type="string">
            <text:p>Výpočet rozptylu hodnot ve sloupci.</text:p>
          </table:table-cell>
          <table:table-cell office:value-type="string" calcext:value-type="string">
            <text:p>SELECT VARIANCE(salary) FROM employees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ERCENTILE_COUNT()</text:p>
          </table:table-cell>
          <table:table-cell office:value-type="string" calcext:value-type="string">
            <text:p>Vrací procentní počet hodnot ve sloupci, což reprezentuje hodnotu, která odpovídá specifikovanému percentilu.</text:p>
          </table:table-cell>
          <table:table-cell office:value-type="string" calcext:value-type="string">
            <text:p>SELECT PERCENTILE_COUNT(0.9) WITHIN GROUP (ORDER BY salary) FROM employees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ERCENTILE_DISC()</text:p>
          </table:table-cell>
          <table:table-cell office:value-type="string" calcext:value-type="string">
            <text:p>Vrací diskrétní procentil hodnot ve sloupci, což reprezentuje hodnotu, která odpovídá specifikovanému percentilu.</text:p>
          </table:table-cell>
          <table:table-cell office:value-type="string" calcext:value-type="string">
            <text:p>SELECT PERCENTILE_DISC(0.5) WITHIN GROUP (ORDER BY salary) FROM employees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Podmínkový příkaz pro přiřazení hodnot podle splněných podmínek.</text:p>
          </table:table-cell>
          <table:table-cell office:value-type="string" calcext:value-type="string">
            <text:p>SELECT name, CASE WHEN age &gt; 30 THEN 'Senior' ELSE 'Junior' END AS category FROM employees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UNT(DISTINCT)</text:p>
          </table:table-cell>
          <table:table-cell office:value-type="string" calcext:value-type="string">
            <text:p>Počítá počet unikátních hodnot ve sloupci.</text:p>
          </table:table-cell>
          <table:table-cell office:value-type="string" calcext:value-type="string">
            <text:p>SELECT COUNT(DISTINCT department) FROM employees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UNT()</text:p>
          </table:table-cell>
          <table:table-cell office:value-type="string" calcext:value-type="string">
            <text:p>Počítá počet řádků nebo hodnot ve sloupci.</text:p>
          </table:table-cell>
          <table:table-cell office:value-type="string" calcext:value-type="string">
            <text:p>SELECT COUNT(*) FROM employees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REATE OR REPLACE VIEW</text:p>
          </table:table-cell>
          <table:table-cell office:value-type="string" calcext:value-type="string">
            <text:p>Vytvoří nebo nahradí existující pohled (view).</text:p>
          </table:table-cell>
          <table:table-cell office:value-type="string" calcext:value-type="string">
            <text:p>CREATE OR REPLACE VIEW emp_view AS SELECT * FROM employees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ROP VIEW</text:p>
          </table:table-cell>
          <table:table-cell office:value-type="string" calcext:value-type="string">
            <text:p>Odstraní existující pohled (view).</text:p>
          </table:table-cell>
          <table:table-cell office:value-type="string" calcext:value-type="string">
            <text:p>DROP VIEW emp_view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LSE</text:p>
          </table:table-cell>
          <table:table-cell office:value-type="string" calcext:value-type="string">
            <text:p>Použití v podmínkách jako alternativa k `IF`.</text:p>
          </table:table-cell>
          <table:table-cell office:value-type="string" calcext:value-type="string">
            <text:p>SELECT name, CASE WHEN age &gt; 30 THEN 'Senior' ELSE 'Junior' END AS category FROM employees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Určuje tabulku nebo pohled, ze kterého se vybírají data.</text:p>
          </table:table-cell>
          <table:table-cell office:value-type="string" calcext:value-type="string">
            <text:p>SELECT * FROM employees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ROUP BY</text:p>
          </table:table-cell>
          <table:table-cell office:value-type="string" calcext:value-type="string">
            <text:p>Seskupuje řádky se stejnými hodnotami ve specifikovaných sloupcích.</text:p>
          </table:table-cell>
          <table:table-cell office:value-type="string" calcext:value-type="string">
            <text:p>SELECT department, COUNT(*) FROM employees GROUP BY departmen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ROUP_CONCAT()</text:p>
          </table:table-cell>
          <table:table-cell office:value-type="string" calcext:value-type="string">
            <text:p>Spojuje hodnoty z více řádků do jednoho řetězce.</text:p>
          </table:table-cell>
          <table:table-cell office:value-type="string" calcext:value-type="string">
            <text:p>SELECT GROUP_CONCAT(name) FROM employees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AVING</text:p>
          </table:table-cell>
          <table:table-cell office:value-type="string" calcext:value-type="string">
            <text:p>Podmínky na skupiny po použití `GROUP BY`.</text:p>
          </table:table-cell>
          <table:table-cell office:value-type="string" calcext:value-type="string">
            <text:p>SELECT department, COUNT(*) FROM employees GROUP BY department HAVING COUNT(*) &gt; 5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Kontrola, zda hodnota spadá do specifikované množiny hodnot.</text:p>
          </table:table-cell>
          <table:table-cell office:value-type="string" calcext:value-type="string">
            <text:p>SELECT * FROM employees WHERE department IN ('HR', 'IT'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IMIT</text:p>
          </table:table-cell>
          <table:table-cell office:value-type="string" calcext:value-type="string">
            <text:p>Omezuje počet výsledných řádků.</text:p>
          </table:table-cell>
          <table:table-cell office:value-type="string" calcext:value-type="string">
            <text:p>SELECT * FROM employees LIMIT 10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RDER BY</text:p>
          </table:table-cell>
          <table:table-cell office:value-type="string" calcext:value-type="string">
            <text:p>Řadí výsledky podle jednoho nebo více sloupců.</text:p>
          </table:table-cell>
          <table:table-cell office:value-type="string" calcext:value-type="string">
            <text:p>SELECT * FROM employees ORDER BY age DESC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EPLACE</text:p>
          </table:table-cell>
          <table:table-cell office:value-type="string" calcext:value-type="string">
            <text:p>Nahrazuje text ve sloupci.</text:p>
          </table:table-cell>
          <table:table-cell office:value-type="string" calcext:value-type="string">
            <text:p>SELECT REPLACE(name, 'a', 'o') FROM employees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ELECT (vnořený)</text:p>
          </table:table-cell>
          <table:table-cell office:value-type="string" calcext:value-type="string">
            <text:p>Použití vnořeného výběru jako poddotazu.</text:p>
          </table:table-cell>
          <table:table-cell office:value-type="string" calcext:value-type="string">
            <text:p>SELECT name FROM employees WHERE department_id IN (SELECT id FROM departments WHERE location = 'NY'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ELECT</text:p>
          </table:table-cell>
          <table:table-cell office:value-type="string" calcext:value-type="string">
            <text:p>Základní příkaz pro výběr dat z tabulky.</text:p>
          </table:table-cell>
          <table:table-cell office:value-type="string" calcext:value-type="string">
            <text:p>SELECT name, age FROM employees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UPDATE</text:p>
          </table:table-cell>
          <table:table-cell office:value-type="string" calcext:value-type="string">
            <text:p>Aktualizuje existující data v tabulce.</text:p>
          </table:table-cell>
          <table:table-cell office:value-type="string" calcext:value-type="string">
            <text:p>UPDATE employees SET salary = salary * 1.1 WHERE department = 'IT'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VIEWS</text:p>
          </table:table-cell>
          <table:table-cell office:value-type="string" calcext:value-type="string">
            <text:p>Pohledy (views) jako uložené dotazy v databázi.</text:p>
          </table:table-cell>
          <table:table-cell office:value-type="string" calcext:value-type="string">
            <text:p>CREATE VIEW high_salary AS SELECT * FROM employees WHERE salary &gt; 50000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HEN</text:p>
          </table:table-cell>
          <table:table-cell office:value-type="string" calcext:value-type="string">
            <text:p>Použití s `CASE` pro specifikaci podmínek.</text:p>
          </table:table-cell>
          <table:table-cell office:value-type="string" calcext:value-type="string">
            <text:p>SELECT name, CASE WHEN age &gt; 30 THEN 'Senior' WHEN age &gt; 20 THEN 'Mid' ELSE 'Junior' END AS category FROM employees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HERE</text:p>
          </table:table-cell>
          <table:table-cell office:value-type="string" calcext:value-type="string">
            <text:p>Podmínky pro filtrování řádků při výběru dat.</text:p>
          </table:table-cell>
          <table:table-cell office:value-type="string" calcext:value-type="string">
            <text:p>SELECT * FROM employees WHERE age &gt; 25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odnoty</text:p>
          </table:table-cell>
          <table:table-cell office:value-type="string" calcext:value-type="string">
            <text:p>Specifikace hodnot ve výběrech nebo podmínkách.</text:p>
          </table:table-cell>
          <table:table-cell office:value-type="string" calcext:value-type="string">
            <text:p>SELECT * FROM employees WHERE salary = 50000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vězdička (*)</text:p>
          </table:table-cell>
          <table:table-cell office:value-type="string" calcext:value-type="string">
            <text:p>Výběr všech sloupců z tabulky.</text:p>
          </table:table-cell>
          <table:table-cell office:value-type="string" calcext:value-type="string">
            <text:p>SELECT * FROM employees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ogické operátory</text:p>
          </table:table-cell>
          <table:table-cell office:value-type="string" calcext:value-type="string">
            <text:p>Operátory jako `AND`, `OR`, `NOT` pro spojování podmínek.</text:p>
          </table:table-cell>
          <table:table-cell office:value-type="string" calcext:value-type="string">
            <text:p>SELECT * FROM employees WHERE age &gt; 25 AND department = 'IT'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odminka1</text:p>
          </table:table-cell>
          <table:table-cell office:value-type="string" calcext:value-type="string">
            <text:p>Příklad použití základní podmínky v SQL dotazu.</text:p>
          </table:table-cell>
          <table:table-cell office:value-type="string" calcext:value-type="string">
            <text:p>SELECT * FROM employees WHERE age &gt; 30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odmínky</text:p>
          </table:table-cell>
          <table:table-cell office:value-type="string" calcext:value-type="string">
            <text:p>Použití podmínek pro filtrování dat (`WHERE`, `HAVING`).</text:p>
          </table:table-cell>
          <table:table-cell office:value-type="string" calcext:value-type="string">
            <text:p>SELECT * FROM employees WHERE department = 'HR'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orovnávací operátory</text:p>
          </table:table-cell>
          <table:table-cell office:value-type="string" calcext:value-type="string">
            <text:p>Operátory jako `=`, `!=`, `&gt;`, `&lt;`, `&gt;=`, `&lt;=`.</text:p>
          </table:table-cell>
          <table:table-cell office:value-type="string" calcext:value-type="string">
            <text:p>SELECT * FROM employees WHERE salary &gt; 40000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říkazy DBeaver</text:p>
          </table:table-cell>
          <table:table-cell office:value-type="string" calcext:value-type="string">
            <text:p>Přehled základních příkazů podporovaných v DBeaver.</text:p>
          </table:table-cell>
          <table:table-cell office:value-type="string" calcext:value-type="string">
            <text:p>SELECT * FROM employees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vnořený SELECT (poddotaz)</text:p>
          </table:table-cell>
          <table:table-cell office:value-type="string" calcext:value-type="string">
            <text:p>Použití poddotazů (`subquery`) v SQL dotazu.</text:p>
          </table:table-cell>
          <table:table-cell office:value-type="string" calcext:value-type="string">
            <text:p>SELECT name FROM employees WHERE department_id = (SELECT id FROM departments WHERE name = 'IT')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základní příkaz</text:p>
          </table:table-cell>
          <table:table-cell office:value-type="string" calcext:value-type="string">
            <text:p>Popis základních SQL příkazů.</text:p>
          </table:table-cell>
          <table:table-cell office:value-type="string" calcext:value-type="string">
            <text:p>SELECT * FROM employees;</text:p>
          </table:table-cell>
          <table:table-cell table:number-columns-repeated="1638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Kč</number:text>
    </number:number-style>
    <number:number-style style:name="N114"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Kč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Kč</number:text>
    </number:number-style>
    <number:number-style style:name="N116"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Kč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17P0"/>
    </number:number-style>
    <number:date-style style:name="N118">
      <number:day/>
      <number:text>.</number:text>
      <number:month/>
      <number:text>.</number:text>
      <number:year number:style="long"/>
    </number:date-style>
    <number:date-style style:name="N119">
      <number:day/>
      <number:text>.</number:text>
      <number:month number:textual="true"/>
      <number:text>.</number:text>
      <number:year/>
    </number:date-style>
    <number:date-style style:name="N120">
      <number:day/>
      <number:text>.</number:text>
      <number:month number:textual="true"/>
    </number:date-style>
    <number:date-style style:name="N121">
      <number:month number:textual="true"/>
      <number:text>.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date-style style:name="N126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7P0" style:volatile="true">
      <number:number number:decimal-places="0" number:min-decimal-places="0" number:min-integer-digits="1" number:grouping="true"/>
      <number:text loext:blank-width-char="K1_č3">     </number:text>
    </number:number-style>
    <number:number-style style:name="N127">
      <number:text>-</number:text>
      <number:number number:decimal-places="0" number:min-decimal-places="0" number:min-integer-digits="1" number:grouping="true"/>
      <number:text loext:blank-width-char="K1_č3">     </number:text>
      <style:map style:condition="value()&gt;=0" style:apply-style-name="N127P0"/>
    </number:number-style>
    <number:number-style style:name="N128P0" style:volatile="true">
      <number:number number:decimal-places="0" number:min-decimal-places="0" number:min-integer-digits="1" number:grouping="true"/>
      <number:text loext:blank-width-char="K1_č3">     </number:text>
    </number:number-style>
    <number:number-style style:name="N128">
      <style:text-properties fo:color="#ff0000"/>
      <number:text>-</number:text>
      <number:number number:decimal-places="0" number:min-decimal-places="0" number:min-integer-digits="1" number:grouping="true"/>
      <number:text loext:blank-width-char="K1_č3">     </number:text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  <number:text loext:blank-width-char="K1_č3">     </number:text>
    </number:number-style>
    <number:number-style style:name="N129">
      <number:text>-</number:text>
      <number:number number:decimal-places="2" number:min-decimal-places="2" number:min-integer-digits="1" number:grouping="true"/>
      <number:text loext:blank-width-char="K1_č3">  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 loext:blank-width-char="K1_č3">  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 loext:blank-width-char="K1_č3">     </number:text>
      <style:map style:condition="value()&gt;=0" style:apply-style-name="N130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K1_č3_-5">     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K1_č3_-5">      </number:text>
    </number:number-style>
    <number:number-style style:name="N131P2" style:volatile="true">
      <number:text loext:blank-width-char="-"> </number:text>
      <number:fill-character> </number:fill-character>
      <number:text loext:blank-width-char="K2_č4_-6">-     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3"> Kč </number:text>
    </number:number-style>
    <number:number-style style:name="N13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3"> Kč </number:text>
    </number:number-style>
    <number:number-style style:name="N132P2" style:volatile="true">
      <number:text loext:blank-width-char="-"> </number:text>
      <number:fill-character> </number:fill-character>
      <number:text loext:blank-width-char="-4">- Kč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K1_č3_-5">      </number:text>
    </number:number-style>
    <number:number-style style:name="N133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K1_č3_-5">      </number:text>
    </number:number-style>
    <number:number-style style:name="N133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K1_č3_-5">      </number:text>
    </number:number-style>
    <number:text-style style:name="N133">
      <number:text loext:blank-width-char="-"> </number:text>
      <number:text-content/>
      <number:text loext:blank-width-char="-"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3"> Kč </number:text>
    </number:number-style>
    <number:number-style style:name="N13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3"> Kč </number:text>
    </number:number-style>
    <number:number-style style:name="N13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3"> Kč 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4">00.00.0000</text:date>, <text:time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4T09:16:51</meta:creation-date>
    <dc:date>2024-10-14T11:51:15.144000000</dc:date>
    <meta:generator>LibreOffice/24.8.0.3$Windows_X86_64 LibreOffice_project/0bdf1299c94fe897b119f97f3c613e9dca6be583</meta:generator>
    <meta:editing-duration>PT2M20S</meta:editing-duration>
    <meta:editing-cycles>1</meta:editing-cycles>
    <meta:document-statistic meta:table-count="1" meta:cell-count="120" meta:object-count="0"/>
    <meta:user-defined meta:name="AppVersion">12.0000</meta:user-defined>
  </office:meta>
</office:document-meta>
</file>